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5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Performance Analysi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SIZE</text:p>
          </table:table-cell>
          <table:table-cell office:value-type="string">
            <text:p>maxTime</text:p>
          </table:table-cell>
          <table:table-cell office:value-type="string">
            <text:p>C++ (Linux 1)</text:p>
          </table:table-cell>
          <table:table-cell office:value-type="string">
            <text:p>C++ (linux 20)</text:p>
          </table:table-cell>
          <table:table-cell office:value-type="string">
            <text:p>C++ (Linux No FH)</text:p>
          </table:table-cell>
          <table:table-cell office:value-type="string">
            <text:p>OpenCL (CPU)</text:p>
          </table:table-cell>
          <table:table-cell office:value-type="string">
            <text:p>OpenCL (CPU NO FH)</text:p>
          </table:table-cell>
          <table:table-cell office:value-type="string">
            <text:p>OpenCL (GPU)</text:p>
          </table:table-cell>
          <table:table-cell office:value-type="string">
            <text:p>OpenCL (GPU NO FH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POWER(2;10)" office:value-type="float" office:value="1024">
            <text:p>1024</text:p>
          </table:table-cell>
          <table:table-cell office:value-type="float" office:value="0.125969">
            <text:p>0.125969</text:p>
          </table:table-cell>
          <table:table-cell office:value-type="float" office:value="0.03946">
            <text:p>0.03946</text:p>
          </table:table-cell>
          <table:table-cell table:number-columns-repeated="5"/>
        </table:table-row>
        <table:table-row table:style-name="ro1">
          <table:table-cell/>
          <table:table-cell table:formula="of:=POWER(2;11)" office:value-type="float" office:value="2048">
            <text:p>2048</text:p>
          </table:table-cell>
          <table:table-cell office:value-type="float" office:value="0.226367">
            <text:p>0.226367</text:p>
          </table:table-cell>
          <table:table-cell office:value-type="float" office:value="0.068043">
            <text:p>0.068043</text:p>
          </table:table-cell>
          <table:table-cell table:number-columns-repeated="5"/>
        </table:table-row>
        <table:table-row table:style-name="ro1">
          <table:table-cell/>
          <table:table-cell table:formula="of:=POWER(2;12)" office:value-type="float" office:value="4096">
            <text:p>4096</text:p>
          </table:table-cell>
          <table:table-cell office:value-type="float" office:value="0.916533">
            <text:p>0.916533</text:p>
          </table:table-cell>
          <table:table-cell office:value-type="float" office:value="0.134355">
            <text:p>0.134355</text:p>
          </table:table-cell>
          <table:table-cell table:number-columns-repeated="5"/>
        </table:table-row>
        <table:table-row table:style-name="ro1">
          <table:table-cell/>
          <table:table-cell table:formula="of:=POWER(2;13)" office:value-type="float" office:value="8192">
            <text:p>8192</text:p>
          </table:table-cell>
          <table:table-cell office:value-type="float" office:value="3.09654">
            <text:p>3.09654</text:p>
          </table:table-cell>
          <table:table-cell office:value-type="float" office:value="0.263629">
            <text:p>0.263629</text:p>
          </table:table-cell>
          <table:table-cell table:number-columns-repeated="5"/>
        </table:table-row>
        <table:table-row table:style-name="ro1">
          <table:table-cell/>
          <table:table-cell table:formula="of:=POWER(2;14)" office:value-type="float" office:value="16384">
            <text:p>16384</text:p>
          </table:table-cell>
          <table:table-cell office:value-type="float" office:value="7.56908">
            <text:p>7.56908</text:p>
          </table:table-cell>
          <table:table-cell office:value-type="float" office:value="0.506959">
            <text:p>0.506959</text:p>
          </table:table-cell>
          <table:table-cell table:number-columns-repeated="5"/>
        </table:table-row>
        <table:table-row table:style-name="ro1">
          <table:table-cell/>
          <table:table-cell table:formula="of:=POWER(2;15)" office:value-type="float" office:value="32768">
            <text:p>32768</text:p>
          </table:table-cell>
          <table:table-cell office:value-type="float" office:value="11.933">
            <text:p>11.933</text:p>
          </table:table-cell>
          <table:table-cell office:value-type="float" office:value="1.01489">
            <text:p>1.01489</text:p>
          </table:table-cell>
          <table:table-cell table:number-columns-repeated="5"/>
        </table:table-row>
        <table:table-row table:style-name="ro1">
          <table:table-cell/>
          <table:table-cell table:formula="of:=POWER(2;16)" office:value-type="float" office:value="65536">
            <text:p>65536</text:p>
          </table:table-cell>
          <table:table-cell office:value-type="float" office:value="26.1995">
            <text:p>26.1995</text:p>
          </table:table-cell>
          <table:table-cell office:value-type="float" office:value="2.08996">
            <text:p>2.08996</text:p>
          </table:table-cell>
          <table:table-cell table:number-columns-repeated="5"/>
        </table:table-row>
        <table:table-row table:style-name="ro1">
          <table:table-cell/>
          <table:table-cell table:formula="of:=POWER(2;17)" office:value-type="float" office:value="131072">
            <text:p>131072</text:p>
          </table:table-cell>
          <table:table-cell office:value-type="float" office:value="52.8916">
            <text:p>52.8916</text:p>
          </table:table-cell>
          <table:table-cell office:value-type="float" office:value="4.2423">
            <text:p>4.2423</text:p>
          </table:table-cell>
          <table:table-cell table:number-columns-repeated="5"/>
        </table:table-row>
        <table:table-row table:style-name="ro1">
          <table:table-cell/>
          <table:table-cell table:formula="of:=POWER(2;18)" office:value-type="float" office:value="262144">
            <text:p>262144</text:p>
          </table:table-cell>
          <table:table-cell office:value-type="float" office:value="106.198">
            <text:p>106.198</text:p>
          </table:table-cell>
          <table:table-cell office:value-type="float" office:value="8.47814">
            <text:p>8.47814</text:p>
          </table:table-cell>
          <table:table-cell table:number-columns-repeated="5"/>
        </table:table-row>
        <table:table-row table:style-name="ro1">
          <table:table-cell/>
          <table:table-cell table:formula="of:=POWER(2;19)" office:value-type="float" office:value="524288">
            <text:p>524288</text:p>
          </table:table-cell>
          <table:table-cell office:value-type="float" office:value="232.041">
            <text:p>232.041</text:p>
          </table:table-cell>
          <table:table-cell office:value-type="float" office:value="17.0343">
            <text:p>17.0343</text:p>
          </table:table-cell>
          <table:table-cell table:number-columns-repeated="5"/>
        </table:table-row>
        <table:table-row table:style-name="ro1">
          <table:table-cell/>
          <table:table-cell table:formula="of:=POWER(2;20)" office:value-type="float" office:value="1048576">
            <text:p>1048576</text:p>
          </table:table-cell>
          <table:table-cell office:value-type="float" office:value="379.317">
            <text:p>379.317</text:p>
          </table:table-cell>
          <table:table-cell office:value-type="float" office:value="33.9552">
            <text:p>33.9552</text:p>
          </table:table-cell>
          <table:table-cell table:number-columns-repeated="5"/>
        </table:table-row>
        <table:table-row table:style-name="ro1">
          <table:table-cell/>
          <table:table-cell table:formula="of:=POWER(2;21)" office:value-type="float" office:value="2097152">
            <text:p>2097152</text:p>
          </table:table-cell>
          <table:table-cell/>
          <table:table-cell office:value-type="float" office:value="68.6298">
            <text:p>68.6298</text:p>
          </table:table-cell>
          <table:table-cell table:number-columns-repeated="5"/>
        </table:table-row>
        <table:table-row table:style-name="ro1">
          <table:table-cell/>
          <table:table-cell table:formula="of:=POWER(2;22)" office:value-type="float" office:value="4194304">
            <text:p>4194304</text:p>
          </table:table-cell>
          <table:table-cell/>
          <table:table-cell office:value-type="float" office:value="137.746">
            <text:p>137.746</text:p>
          </table:table-cell>
          <table:table-cell table:number-columns-repeated="5"/>
        </table:table-row>
        <table:table-row table:style-name="ro1">
          <table:table-cell/>
          <table:table-cell table:formula="of:=POWER(2;23)" office:value-type="float" office:value="8388608">
            <text:p>8388608</text:p>
          </table:table-cell>
          <table:table-cell/>
          <table:table-cell office:value-type="float" office:value="275.383">
            <text:p>275.383</text:p>
          </table:table-cell>
          <table:table-cell table:number-columns-repeated="5"/>
        </table:table-row>
        <table:table-row table:style-name="ro1">
          <table:table-cell/>
          <table:table-cell table:formula="of:=POWER(2;24)" office:value-type="float" office:value="16777216">
            <text:p>1677721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aid </meta:initial-creator>
    <meta:creation-date>2014-04-03T12:57:15</meta:creation-date>
    <dc:date>2014-04-03T13:44:58</dc:date>
    <dc:creator>Junaid </dc:creator>
    <meta:editing-duration>PT32M31S</meta:editing-duration>
    <meta:editing-cycles>9</meta:editing-cycles>
    <meta:generator>LibreOffice/3.5$Linux_X86_64 LibreOffice_project/350m1$Build-2</meta:generator>
    <meta:document-statistic meta:table-count="3" meta:cell-count="51" meta:object-count="0"/>
  </office:meta>
</office:document-meta>
</file>